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Gubbi" svg:font-family="Gubbi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ubbi" style:text-underline-style="none" fo:font-weight="bold" officeooo:rsid="0021a0fe" officeooo:paragraph-rsid="0021a0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ruda" officeooo:rsid="002bcdff" officeooo:paragraph-rsid="002bcdff"/>
    </style:style>
    <style:style style:name="P3" style:family="paragraph" style:parent-style-name="Standard">
      <style:paragraph-properties fo:text-align="start" style:justify-single-word="false"/>
      <style:text-properties style:font-name="Garuda" officeooo:rsid="0018684b" officeooo:paragraph-rsid="0018684b"/>
    </style:style>
    <style:style style:name="P4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21a0fe" officeooo:paragraph-rsid="0021a0fe" style:font-weight-asian="bold" style:font-weight-complex="bold"/>
    </style:style>
    <style:style style:name="P5" style:family="paragraph" style:parent-style-name="Standard" style:list-style-name="L1">
      <style:text-properties style:font-name="Khmer OS" style:text-underline-style="solid" style:text-underline-width="auto" style:text-underline-color="font-color" fo:font-weight="bold" officeooo:rsid="00086d6b" officeooo:paragraph-rsid="002d83be" style:font-weight-asian="bold" style:font-weight-complex="bold"/>
    </style:style>
    <style:style style:name="P6" style:family="paragraph" style:parent-style-name="Standard" style:list-style-name="L1">
      <style:text-properties style:font-name="Khmer OS" officeooo:rsid="00086d6b" officeooo:paragraph-rsid="002d83be"/>
    </style:style>
    <style:style style:name="P7" style:family="paragraph" style:parent-style-name="Standard" style:list-style-name="L1">
      <style:text-properties style:font-name="Khmer OS" officeooo:rsid="003232c1" officeooo:paragraph-rsid="003232c1"/>
    </style:style>
    <style:style style:name="P8" style:family="paragraph" style:parent-style-name="Standard" style:list-style-name="L1">
      <style:text-properties style:font-name="Khmer OS" style:text-underline-style="none" fo:font-weight="normal" officeooo:rsid="002f30e6" officeooo:paragraph-rsid="002d83be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Garuda" officeooo:rsid="0020392f" officeooo:paragraph-rsid="002039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2f4fc0"/>
    </style:style>
    <style:style style:name="T4" style:family="text">
      <style:text-properties officeooo:rsid="002f4fc0"/>
    </style:style>
    <style:style style:name="T5" style:family="text">
      <style:text-properties officeooo:rsid="00302bfc"/>
    </style:style>
    <style:style style:name="T6" style:family="text">
      <style:text-properties officeooo:rsid="003232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WEB</text:p>
      <text:p text:style-name="P3"/>
      <text:p text:style-name="P3"><text:span text:style-name="T2">NOMBRE DE LA APLICACIÓN</text:span>: <text:span text:style-name="T4">WEB DE MERCADO </text:span>(<text:span text:style-name="T3">WEB</text:span>)</text:p>
      <text:p text:style-name="P3"/>
      <text:p text:style-name="P3"><text:span text:style-name="T2">DESCRIPCIÓN</text:span>: Esta aplicación sera web, permitirá a los usuarios <text:span text:style-name="T6">comprar y ver los precios de los productos.</text:span></text:p>
      <text:p text:style-name="P3"/>
      <text:p text:style-name="P4">INTEGRANTE: MAURO RODRIGUEZ </text:p>
      <text:p text:style-name="P4"/>
      <text:p text:style-name="P1">FUNCIONALIDADES:</text:p>
      <text:list xml:id="list4265237385" text:style-name="L1">
        <text:list-header>
          <text:p text:style-name="P5">Web de ventas</text:p>
          <text:p text:style-name="P6"/>
          <text:p text:style-name="P6">Administrador del sitio web: El administrador tendrá todos los permisos que necesita para que su sitio web funcione correctamente <text:span text:style-name="T5">(Publicar, Actualizar los datos, Administrar usuarios, </text:span><text:span text:style-name="T6">etx</text:span><text:span text:style-name="T5">).</text:span></text:p>
          <text:p text:style-name="P6">El usuario <text:span text:style-name="T1">cliente</text:span> podrá comprar, preguntar por el producto y dar una <text:span text:style-name="T1">opinión</text:span> sobre la pagina.</text:p>
          <text:p text:style-name="P7">El método consiste en que el usuario podrá sumar productos a un carrito, cuando el usuario le de a comprar le aparecerán esos productos y el lugar donde tiene que abonar la total de la compra. El método de pago es presencial, el usuario tiene que retirar el producto y depositar en el local el total de la compra. </text:p>
          <text:p text:style-name="P8"/>
        </text:list-header>
      </text:list>
      <text:list xml:id="list752944416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Gubbi" svg:font-family="Gubbi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58:03.146702569</meta:creation-date>
    <dc:date>2021-11-11T16:55:26.256026490</dc:date>
    <meta:editing-duration>PT4H43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35" meta:character-count="819" meta:non-whitespace-character-count="691"/>
  </office:meta>
</office:document-meta>
</file>